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ersuchsperson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Englisch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anhove</meta:initial-creator>
    <meta:creation-date>2017-11-23T09:21:35.373411452</meta:creation-date>
    <dc:date>2017-11-23T09:23:32.438714884</dc:date>
    <dc:creator>Jan Vanhove</dc:creator>
    <meta:editing-duration>PT1M57S</meta:editing-duration>
    <meta:editing-cycles>1</meta:editing-cycles>
    <meta:document-statistic meta:table-count="1" meta:cell-count="20" meta:object-count="0"/>
    <meta:generator>LibreOffice/5.3.1.2$Linux_X86_64 LibreOffice_project/30m0$Build-2</meta:generator>
  </office:meta>
</office:document-meta>
</file>